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f9f00" officeooo:paragraph-rsid="00218516"/>
    </style:style>
    <style:style style:name="P2" style:family="paragraph" style:parent-style-name="Standard">
      <style:text-properties fo:language="ru" fo:country="RU" officeooo:rsid="00218516" officeooo:paragraph-rsid="00227752"/>
    </style:style>
    <style:style style:name="P3" style:family="paragraph" style:parent-style-name="Standard">
      <style:text-properties fo:language="en" fo:country="US" officeooo:rsid="001d5d79" officeooo:paragraph-rsid="001d5d79"/>
    </style:style>
    <style:style style:name="P4" style:family="paragraph" style:parent-style-name="Standard">
      <style:text-properties officeooo:rsid="001d5d79" officeooo:paragraph-rsid="001d5d7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0ca3"/>
    </style:style>
    <style:style style:name="T3" style:family="text">
      <style:text-properties officeooo:rsid="001ce549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227752"/>
    </style:style>
    <style:style style:name="T6" style:family="text">
      <style:text-properties fo:language="ru" fo:country="RU" officeooo:rsid="002400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Х</text:span><text:span text:style-name="T4">од: каждые </text:span><text:span text:style-name="T2">rand % 5 &gt; 1</text:span><text:span text:style-name="T4"> </text:span><text:span text:style-name="T1">px.</text:span></text:p>
      <text:p text:style-name="P1">Можно приводить цвета к некоторому порогу яркости перед тем, как отправлять цвет в клаву.</text:p>
      <text:p text:style-name="P2"><text:span text:style-name="T3">Определение яркости цвета: среднее арифметическое от </text:span>0.299*R + 0.587*G + 0.114*B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08:39:44.940000000</meta:creation-date>
    <dc:date>2017-09-09T20:10:11.548223927</dc:date>
    <meta:editing-duration>PT1H13M33S</meta:editing-duration>
    <meta:editing-cycles>5</meta:editing-cycles>
    <meta:generator>LibreOffice/5.3.1.2$Linux_X86_64 LibreOffice_project/30m0$Build-2</meta:generator>
    <meta:document-statistic meta:table-count="0" meta:image-count="0" meta:object-count="0" meta:page-count="1" meta:paragraph-count="3" meta:word-count="33" meta:character-count="197" meta:non-whitespace-character-count="167"/>
  </office:meta>
</office:document-meta>
</file>